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284" officeooo:paragraph-rsid="0019c284"/>
    </style:style>
    <style:style style:name="P2" style:family="paragraph" style:parent-style-name="Standard">
      <style:text-properties officeooo:rsid="001a58fe" officeooo:paragraph-rsid="001a58fe"/>
    </style:style>
    <style:style style:name="P3" style:family="paragraph" style:parent-style-name="Standard">
      <style:text-properties officeooo:rsid="001bc43b" officeooo:paragraph-rsid="001bc43b"/>
    </style:style>
    <style:style style:name="P4" style:family="paragraph" style:parent-style-name="Standard">
      <style:text-properties fo:font-size="12pt" officeooo:rsid="001bc43b" officeooo:paragraph-rsid="001bc43b" style:font-size-asian="10.5pt" style:font-size-complex="12pt"/>
    </style:style>
    <style:style style:name="T1" style:family="text">
      <style:text-properties officeooo:rsid="0019c284"/>
    </style:style>
    <style:style style:name="T2" style:family="text">
      <style:text-properties officeooo:rsid="001a58f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9c284" style:font-size-asian="20pt" style:font-size-complex="20pt"/>
    </style:style>
    <style:style style:name="T5" style:family="text">
      <style:text-properties officeooo:rsid="001bc43b"/>
    </style:style>
    <style:style style:name="T6" style:family="text">
      <style:text-properties fo:font-size="12pt" officeooo:rsid="0019c284" style:font-size-asian="12pt" style:font-size-complex="12pt"/>
    </style:style>
    <style:style style:name="T7" style:family="text">
      <style:text-properties officeooo:rsid="001cd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rtelle interessate: lib, src, client</text:p>
      <text:p text:style-name="Standard"/>
      <text:p text:style-name="P2">net_mosq.c contiene diverse impostazioni di sistema e importazioni di librerie networking</text:p>
      <text:p text:style-name="P2"/>
      <text:p text:style-name="P2"/>
      <text:p text:style-name="P1">Chiamate a: </text:p>
      <text:p text:style-name="P2"/>
      <text:p text:style-name="P1"/>
      <text:p text:style-name="P2">chiamate nella cartella misc, molto oscure</text:p>
      <text:p text:style-name="P2">le connect in mosquittopp non sono connect a socket, ma alla versione C di mosquitto</text:p>
      <text:p text:style-name="P2"/>
      <text:p text:style-name="P2">accept → <text:tab/><text:span text:style-name="T5">lib/net_mosq.c</text:span></text:p>
      <text:p text:style-name="P2"><text:tab/><text:tab/><text:span text:style-name="T5">src/net.c</text:span></text:p>
      <text:p text:style-name="P2"/>
      <text:p text:style-name="P2">bind → <text:tab/>lib/net_mosq.c</text:p>
      <text:p text:style-name="P2"><text:tab/><text:tab/>lib/net.c</text:p>
      <text:p text:style-name="P2"/>
      <text:p text:style-name="P3">close →<text:tab/>lib/net_mosq.c</text:p>
      <text:p text:style-name="P3"><text:tab/><text:tab/>lib/net_mosq.h</text:p>
      <text:p text:style-name="P4"/>
      <text:p text:style-name="P3"><text:span text:style-name="T6">connect</text:span><text:span text:style-name="T1"> → <text:tab/></text:span><text:span text:style-name="T2">net_mosq.c</text:span></text:p>
      <text:p text:style-name="P3"/>
      <text:p text:style-name="P3">listen → <text:tab/>lib/net_mosq.c</text:p>
      <text:p text:style-name="P3"><text:tab/><text:tab/>src/net.c</text:p>
      <text:p text:style-name="P2"/>
      <text:p text:style-name="P2"><text:span text:style-name="T5">read</text:span> → <text:tab/><text:span text:style-name="T5">lib/loop.c</text:span></text:p>
      <text:p text:style-name="P2"><text:tab/><text:tab/><text:span text:style-name="T5">lib/net_mosq.c</text:span></text:p>
      <text:p text:style-name="P2"/>
      <text:p text:style-name="P3">recv →<text:tab/>lib/loop.c</text:p>
      <text:p text:style-name="P3"><text:tab/><text:tab/><text:span text:style-name="T7">lib/net_mosq.c</text:span></text:p>
      <text:p text:style-name="P2"/>
      <text:p text:style-name="P2">send → <text:tab/>lib/net_mosq.c</text:p>
      <text:p text:style-name="P2"><text:tab/><text:tab/>lib/<text:span text:style-name="T7">p</text:span>acket_mosq.c</text:p>
      <text:p text:style-name="P2"><text:tab/><text:tab/>lib/thread_mosq.c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5e43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2:03:59.911674932</meta:creation-date>
    <dc:date>2023-06-06T12:53:45.650896276</dc:date>
    <meta:editing-duration>PT8M45S</meta:editing-duration>
    <meta:editing-cycles>1</meta:editing-cycles>
    <meta:document-statistic meta:table-count="0" meta:image-count="0" meta:object-count="0" meta:page-count="1" meta:paragraph-count="21" meta:word-count="71" meta:character-count="554" meta:non-whitespace-character-count="481"/>
    <meta:generator>LibreOffice/7.3.7.2$Linux_X86_64 LibreOffice_project/30$Build-2</meta:generator>
  </office:meta>
</office:document-meta>
</file>